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14d6ee" officeooo:paragraph-rsid="0014d6ee" style:font-size-asian="17.5pt" style:font-size-complex="20pt"/>
    </style:style>
    <style:style style:name="P3" style:family="paragraph" style:parent-style-name="Standard">
      <style:text-properties fo:font-size="20pt" style:text-underline-style="none" officeooo:rsid="0014d6ee" officeooo:paragraph-rsid="0014d6ee" style:font-size-asian="17.5pt" style:font-size-complex="20pt"/>
    </style:style>
    <style:style style:name="P4" style:family="paragraph" style:parent-style-name="Standard">
      <style:text-properties fo:font-size="20pt" style:text-underline-style="none" officeooo:rsid="0014d6ee" officeooo:paragraph-rsid="0014d6ee" style:font-size-asian="17.5pt" style:font-size-complex="20pt"/>
    </style:style>
    <style:style style:name="P5" style:family="paragraph" style:parent-style-name="Standard">
      <style:text-properties fo:font-size="18pt" style:text-underline-style="none" officeooo:rsid="0014d6ee" officeooo:paragraph-rsid="0014d6ee" style:font-size-asian="18pt" style:font-size-complex="18pt"/>
    </style:style>
    <style:style style:name="P6" style:family="paragraph" style:parent-style-name="Standard">
      <style:text-properties fo:font-size="18pt" style:text-underline-style="none" officeooo:rsid="0016ad69" officeooo:paragraph-rsid="0016ad69" style:font-size-asian="18pt" style:font-size-complex="18pt"/>
    </style:style>
    <style:style style:name="P7" style:family="paragraph" style:parent-style-name="Standard">
      <style:text-properties fo:font-size="18pt" officeooo:rsid="0014d6ee" officeooo:paragraph-rsid="0014d6ee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ad69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6ad69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 officeooo:rsid="0016ad69"/>
    </style:style>
    <style:style style:name="T7" style:family="text">
      <style:text-properties officeooo:rsid="0016ad69"/>
    </style:style>
    <style:style style:name="T8" style:family="text">
      <style:text-properties fo:font-size="18pt" style:text-underline-style="none" style:font-size-asian="18pt" style:font-size-complex="18pt"/>
    </style:style>
    <style:style style:name="T9" style:family="text">
      <style:text-properties fo:font-size="18pt" style:text-underline-style="none" officeooo:rsid="0016ad69" style:font-size-asian="18pt" style:font-size-complex="18pt"/>
    </style:style>
    <style:style style:name="T10" style:family="text">
      <style:text-properties fo:font-size="18pt" style:text-underline-style="solid" style:text-underline-type="double" style:text-underline-width="auto" style:text-underline-color="font-color" style:font-size-asian="18pt" style:font-size-complex="18pt"/>
    </style:style>
    <style:style style:name="T11" style:family="text">
      <style:text-properties fo:font-size="18pt" style:text-underline-style="solid" style:text-underline-type="double" style:text-underline-width="auto" style:text-underline-color="font-color" officeooo:rsid="0016ad69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AGINA(<text:span text:style-name="T1">Titolo</text:span><text:span text:style-name="T3">, DataCreazione)</text:span></text:p>
      <text:p text:style-name="P2"/>
      <text:p text:style-name="P2"><text:span text:style-name="T7">PARAGRAFO</text:span>(Contenuto,<text:span text:style-name="T1">Orario</text:span><text:span text:style-name="T3">,</text:span><text:span text:style-name="T1">Data</text:span><text:span text:style-name="T3">,</text:span><text:span text:style-name="T5">TitoloPag</text:span><text:span text:style-name="T3">, </text:span><text:span text:style-name="T1">Posizione</text:span><text:span text:style-name="T3">)</text:span></text:p>
      <text:p text:style-name="P2"><text:span text:style-name="T3"/></text:p>
      <text:p text:style-name="P3"><text:span text:style-name="T7">PARAGRAFO</text:span>.TitoloPag →PAGINA.Titolo</text:p>
      <text:p text:style-name="P2"><text:span text:style-name="T3"/></text:p>
      <text:p text:style-name="P2"><text:span text:style-name="T3">Collegamento</text:span><text:span text:style-name="T8">( </text:span><text:span text:style-name="T10">TitoloPagOrigin</text:span><text:span text:style-name="T8">,</text:span><text:span text:style-name="T11">OrarioOrigin</text:span><text:span text:style-name="T9">,</text:span><text:span text:style-name="T11">DataOrigin</text:span><text:span text:style-name="T9">,</text:span><text:span text:style-name="T11">PosizioneOrigin</text:span><text:span text:style-name="T8">,</text:span><text:span text:style-name="T10"> TitoloPagDestinazione)</text:span></text:p>
      <text:p text:style-name="P3"/>
      <text:p text:style-name="P5">Collegamento.TitoloPagOrigin → <text:span text:style-name="T7">PARAGRAFO</text:span>.TitoloPa<text:span text:style-name="T7">g</text:span></text:p>
      <text:p text:style-name="P5">Collegamento.TitoloPagDestinazione → PA<text:span text:style-name="T7">RAGRAFO</text:span>.Titolo</text:p>
      <text:p text:style-name="P6">Collegamento.OrarioOrigin→PARAGRAFO.Orario </text:p>
      <text:p text:style-name="P6">Collegamento.DataOrigin →PARAGRAFO.Data</text:p>
      <text:p text:style-name="P6">Collegamento.PosizioneOrigin → PARAGRAFO.Posizione</text:p>
      <text:p text:style-name="P3"/>
      <text:p text:style-name="P2"><text:span text:style-name="T3">AUTORE(</text:span><text:span text:style-name="T1">Username</text:span><text:span text:style-name="T3"> , Password, </text:span><text:span text:style-name="T4">dataIscrizione,</text:span><text:span text:style-name="T6">IdUtente</text:span><text:span text:style-name="T3">)</text:span></text:p>
      <text:p text:style-name="P2"><text:span text:style-name="T3"/></text:p>
      <text:p text:style-name="P2"><text:span text:style-name="T3">Creare(</text:span><text:span text:style-name="T5">UsernameProprietario</text:span><text:span text:style-name="T3">,</text:span><text:span text:style-name="T5">TitoloPaginaPosseduta)</text:span></text:p>
      <text:p text:style-name="P3"/>
      <text:p text:style-name="P5">Creare.UsernameProprietario → AUTORE.Username</text:p>
      <text:p text:style-name="P5">Creare.TitoloPaginaPosseduta → P<text:span text:style-name="T7">AGINA</text:span>.Titolo</text:p>
      <text:p text:style-name="P2"><text:span text:style-name="T3"/></text:p>
      <text:p text:style-name="P2"><text:span text:style-name="T3">Propo</text:span><text:span text:style-name="T4">sta</text:span><text:span text:style-name="T3">(</text:span><text:span text:style-name="T5">UsernameCommittente, DataCommit, OrarioCommit, TitoloPagCommit,PosizioneCommit</text:span><text:span text:style-name="T3">)</text:span></text:p>
      <text:p text:style-name="P2"><text:span text:style-name="T3"/></text:p>
      <text:p text:style-name="P5">Proposta.UsernameCommittente → AUTORE.Username</text:p>
      <text:p text:style-name="P5">Proposta.DataCommit → <text:span text:style-name="T7">PARAGRAFO</text:span>.Data</text:p>
      <text:p text:style-name="P5">Proposta.OrarioCommit → <text:span text:style-name="T7">PARAGRAFO</text:span>.Orario</text:p>
      <text:p text:style-name="P7"><text:span text:style-name="T3">Proposta.PosizioneCommit → </text:span><text:span text:style-name="T4">PARAGRAFO</text:span><text:span text:style-name="T3">.Posizione</text:span></text:p>
      <text:p text:style-name="P5"><text:soft-page-break/>Proposta.TitoloPagCommit → <text:span text:style-name="T7">PARAGRAFO</text:span>.TitoloPagCommit</text:p>
      <text:p text:style-name="P7"><text:span text:style-name="T3"/></text:p>
      <text:p text:style-name="P2"><text:span text:style-name="T3"/></text:p>
      <text:p text:style-name="P2"><text:span text:style-name="T3">UTENTE(i</text:span><text:span text:style-name="T1">dUtente</text:span><text:span text:style-name="T3">)</text:span></text:p>
      <text:p text:style-name="P2"><text:span text:style-name="T1"/></text:p>
      <text:p text:style-name="P3">Visita(<text:span text:style-name="T5">idUtenteinVisita</text:span>,<text:span text:style-name="T5">TitoloPaginaVisitata</text:span>, dataVisita,<text:span text:style-name="T7">valutazione</text:span>)</text:p>
      <text:p text:style-name="P3"/>
      <text:p text:style-name="P5">Visita.idUtenteinVisita → UTENTE.idUtente</text:p>
      <text:p text:style-name="P5">Visita.TitoloPaginaVisitata → PAGINA.Titolo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17:05:31.481000000</meta:creation-date>
    <dc:date>2023-11-26T18:19:57.853000000</dc:date>
    <meta:editing-duration>PT4H30M37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3" meta:word-count="60" meta:character-count="1112" meta:non-whitespace-character-count="1074"/>
  </office:meta>
</office:document-meta>
</file>